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5cm" fo:min-width="4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.3cm" svg:height="5.7cm" svg:x="4.2cm" svg:y="4.95cm">
          <text:p text:style-name="P1"><text:span text:style-name="T1">ControllerDataOfBB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5.7cm" svg:x="4.2cm" svg:y="14.4cm">
          <text:p text:style-name="P1"><text:span text:style-name="T1">ModelOfBB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5.7cm" svg:x="13.55cm" svg:y="14.35cm">
          <text:p text:style-name="P1"><text:span text:style-name="T1">ViewWPFOfBB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5cm" svg:y1="14.55cm" svg:x2="5.15cm" svg:y2="10.65cm">
          <text:p/>
        </draw:line>
        <draw:line draw:style-name="gr2" draw:text-style-name="P3" draw:layer="layout" svg:x1="7.95cm" svg:y1="10.8cm" svg:x2="7.95cm" svg:y2="14.55cm">
          <text:p/>
        </draw:line>
        <draw:line draw:style-name="gr2" draw:text-style-name="P3" draw:layer="layout" svg:x1="9.5cm" svg:y1="15.9cm" svg:x2="13.55cm" svg:y2="15.9cm">
          <text:p/>
        </draw:line>
        <draw:line draw:style-name="gr2" draw:text-style-name="P3" draw:layer="layout" svg:x1="13.55cm" svg:y1="19.15cm" svg:x2="9.35cm" svg:y2="19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0:43:07.965000000</meta:creation-date>
    <dc:date>2018-10-14T10:51:00.211000000</dc:date>
    <meta:editing-duration>PT7M59S</meta:editing-duration>
    <meta:editing-cycles>1</meta:editing-cycles>
    <meta:document-statistic meta:object-count="7"/>
    <meta:generator>LibreOffice/5.0.3.2$Windows_x86 LibreOffice_project/e5f16313668ac592c1bfb310f4390624e3dbfb75</meta:generator>
  </office:meta>
</office:document-meta>
</file>